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15cm"/>
    </style:style>
    <style:style style:name="Tabella1.K" style:family="table-column">
      <style:table-column-properties style:column-width="3.281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56b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9"><text:placeholder text:placeholder-type="text">&lt;if test="parameter"&gt;</text:placeholder></text:p>
      <text:p text:style-name="P29"><text:placeholder text:placeholder-type="text">&lt;parameter&gt;</text:placeholder></text:p>
      <text:p text:style-name="P29"/>
      <text:p text:style-name="P2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column table:style-name="Tabella1.K"/>
        <table:table-header-rows>
          <table:table-row>
            <table:table-cell table:style-name="Tabella1.A1" table:number-columns-spanned="11" office:value-type="string">
              <text:p text:style-name="P28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6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6">Q.</text:p>
          </table:table-cell>
          <table:covered-table-cell/>
          <table:table-cell table:style-name="Tabella1.A2" office:value-type="string">
            <text:p text:style-name="P26">UM</text:p>
          </table:table-cell>
          <table:table-cell table:style-name="Tabella1.A2" table:number-columns-spanned="2" office:value-type="string">
            <text:p text:style-name="P26">Prezzo</text:p>
          </table:table-cell>
          <table:covered-table-cell/>
          <table:table-cell table:style-name="Tabella1.J2" table:number-columns-spanned="2" office:value-type="string">
            <text:p text:style-name="P26">Totale</text:p>
          </table:table-cell>
          <table:covered-table-cell/>
        </table:table-row>
        <table:table-row>
          <table:table-cell table:style-name="Tabella1.A3" table:number-columns-spanned="11" office:value-type="string">
            <text:p text:style-name="P15"><text:text-input text:description="&lt;for each=&quot;name, q, um, price, total, list_detail, hw, element, red_price, fabric_text, tot2016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 barra: %s Kg, Pr.U.: %s €)**' % (element.weight, {'TBAL': 3.55, 'TUAL':3.55, 'TBFZ': 0.71, 'TBFE': 0.71, 'TBZN': 0.71}.get(element.default_code[:4], 0.0)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3"><text:placeholder text:placeholder-type="text">&lt;um&gt;</text:placeholder></text:p>
          </table:table-cell>
          <table:table-cell table:style-name="Tabella1.H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K4" office:value-type="string">
            <text:p text:style-name="P31"><text:span text:style-name="T10"><text:placeholder text:placeholder-type="text">&lt;tot2016&gt;</text:placeholder></text:span></text:p>
          </table:table-cell>
        </table:table-row>
        <table:table-row>
          <table:table-cell table:style-name="Tabella1.A8" table:number-columns-spanned="11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1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1" office:value-type="string">
            <text:p text:style-name="P1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1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1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Manodopera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3" office:value-type="string">
            <text:p text:style-name="P24">Totale</text:p>
          </table:table-cell>
          <table:covered-table-cell/>
          <table:covered-table-cell/>
        </table:table-row>
        <table:table-row>
          <table:table-cell table:style-name="Tabella1.A12" table:number-columns-spanned="11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11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1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1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Costi industriali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3" office:value-type="string">
            <text:p text:style-name="P24">Totale</text:p>
          </table:table-cell>
          <table:covered-table-cell/>
          <table:covered-table-cell/>
        </table:table-row>
        <table:table-row>
          <table:table-cell table:style-name="Tabella1.A19" table:number-columns-spanned="11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11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1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6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6" office:value-type="string">
            <text:p text:style-name="P16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7-23T10:25:49.750808507</dc:date>
    <meta:editing-duration>P7DT17H2M4S</meta:editing-duration>
    <meta:editing-cycles>81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2" meta:word-count="254" meta:character-count="2107" meta:non-whitespace-character-count="1912"/>
    <meta:user-defined meta:name="Info 1"/>
    <meta:user-defined meta:name="Info 2"/>
    <meta:user-defined meta:name="Info 3"/>
    <meta:user-defined meta:name="Info 4"/>
  </office:meta>
</office:document-meta>
</file>